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e52af" officeooo:paragraph-rsid="001e52af" style:font-weight-asian="bold" style:font-weight-complex="bold"/>
    </style:style>
    <style:style style:name="P3" style:family="paragraph" style:parent-style-name="Text_20_body">
      <style:text-properties fo:font-weight="bold" officeooo:rsid="00205bed" officeooo:paragraph-rsid="00205bed" style:font-weight-asian="bold" style:font-weight-complex="bold"/>
    </style:style>
    <style:style style:name="P4" style:family="paragraph" style:parent-style-name="Text_20_body">
      <style:text-properties fo:font-weight="bold" officeooo:rsid="0021d2c3" officeooo:paragraph-rsid="0021d2c3" style:font-weight-asian="bold" style:font-weight-complex="bold"/>
    </style:style>
    <style:style style:name="P5" style:family="paragraph" style:parent-style-name="Text_20_body">
      <style:text-properties fo:font-weight="bold" officeooo:rsid="00241b12" officeooo:paragraph-rsid="00241b12" style:font-weight-asian="bold" style:font-weight-complex="bold"/>
    </style:style>
    <style:style style:name="P6" style:family="paragraph" style:parent-style-name="Text_20_body">
      <style:text-properties fo:font-weight="bold" officeooo:rsid="00252c29" officeooo:paragraph-rsid="00252c29" style:font-weight-asian="bold" style:font-weight-complex="bold"/>
    </style:style>
    <style:style style:name="P7" style:family="paragraph" style:parent-style-name="Text_20_body">
      <style:text-properties fo:font-weight="normal" officeooo:rsid="001e52af" officeooo:paragraph-rsid="001e52af" style:font-weight-asian="normal" style:font-weight-complex="normal"/>
    </style:style>
    <style:style style:name="P8" style:family="paragraph" style:parent-style-name="Text_20_body">
      <style:text-properties fo:font-weight="normal" officeooo:rsid="00205bed" officeooo:paragraph-rsid="00205bed" style:font-weight-asian="normal" style:font-weight-complex="normal"/>
    </style:style>
    <style:style style:name="P9" style:family="paragraph" style:parent-style-name="Text_20_body">
      <style:text-properties fo:font-weight="normal" officeooo:rsid="0021d2c3" officeooo:paragraph-rsid="0021d2c3" style:font-weight-asian="normal" style:font-weight-complex="normal"/>
    </style:style>
    <style:style style:name="P10" style:family="paragraph" style:parent-style-name="Text_20_body">
      <style:text-properties fo:font-weight="normal" officeooo:rsid="00241b12" officeooo:paragraph-rsid="00241b12" style:font-weight-asian="normal" style:font-weight-complex="normal"/>
    </style:style>
    <style:style style:name="P11" style:family="paragraph" style:parent-style-name="Text_20_body">
      <style:text-properties fo:font-weight="normal" officeooo:rsid="00252c29" officeooo:paragraph-rsid="00252c2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900"/>
    </style:style>
    <style:style style:name="T3" style:family="text">
      <style:text-properties fo:color="#ff9900" officeooo:rsid="0025cb55"/>
    </style:style>
    <style:style style:name="T4" style:family="text">
      <style:text-properties officeooo:rsid="001dc919"/>
    </style:style>
    <style:style style:name="T5" style:family="text">
      <style:text-properties officeooo:rsid="00252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ça um algoritmo para calcular a área de uma circunferência, considerando a fórmula ÁREA = π * RAIO2. Utilize as variáveis AREA e RAIO, a constante π (pi = 3,14159) e os operadores aritméticos de multiplicação.</text:p>
      <text:p text:style-name="Text_20_body"><text:span text:style-name="T1">algoritmo </text:span><text:span text:style-name="T2">"Á</text:span><text:span text:style-name="T3">rea</text:span><text:span text:style-name="T2">"</text:span></text:p>
      <text:p text:style-name="P1">var</text:p>
      <text:p text:style-name="Text_20_body">P, R, A: real</text:p>
      <text:p text:style-name="P1">inicio</text:p>
      <text:p text:style-name="Text_20_body">P &lt;- 3.14159</text:p>
      <text:p text:style-name="Text_20_body">Escreva ("Digite o valor do raio - R: ")</text:p>
      <text:p text:style-name="Text_20_body">leia (R)</text:p>
      <text:p text:style-name="Text_20_body">A &lt;- P*R*R</text:p>
      <text:p text:style-name="Text_20_body">Escreva ("A <text:span text:style-name="T4">= </text:span>",A)</text:p>
      <text:p text:style-name="P1">fimalgoritmo</text:p>
      <text:p text:style-name="P1"/>
      <text:p text:style-name="P1"/>
      <text:p text:style-name="P1">2. Faça um algoritmo que calcule a área de um triângulo, considerando a fórmula AREA = (BASE * ALTURA)/2. Utilize as variáveis AREA, BASE e ALTURA e os operadores aritméticos de multiplicação e divisão.</text:p>
      <text:p text:style-name="P7"><text:span text:style-name="T1">algoritmo</text:span> <text:span text:style-name="T2">"Triângulo"</text:span></text:p>
      <text:p text:style-name="P2">var</text:p>
      <text:p text:style-name="P7"><text:s/>A,B,H: real</text:p>
      <text:p text:style-name="P2">inicio</text:p>
      <text:p text:style-name="P7">Escreva ("Base: ")</text:p>
      <text:p text:style-name="P7">Leia (B)</text:p>
      <text:p text:style-name="P7">Escreva ("Altura: ")</text:p>
      <text:p text:style-name="P7">Leia (H)</text:p>
      <text:p text:style-name="P7">A&lt;- B*H /2</text:p>
      <text:p text:style-name="P7">Escreva ("Área = ",A,"m²")</text:p>
      <text:p text:style-name="P2">fimalgoritmo</text:p>
      <text:p text:style-name="P2"/>
      <text:p text:style-name="P2"><text:soft-page-break/>3. Faça um algoritmo que: a. Leia o nome; - <text:s/>b. Leia o sobrenome; - c. Concatene o nome com o sobrenome; - d. Apresente o nome completo.</text:p>
      <text:p text:style-name="P8"><text:span text:style-name="T1">algoritmo</text:span> <text:span text:style-name="T2">"Concatenar"</text:span></text:p>
      <text:p text:style-name="P3">var</text:p>
      <text:p text:style-name="P8">c, n, s: caractere</text:p>
      <text:p text:style-name="P3">inicio</text:p>
      <text:p text:style-name="P8">Escreva ("Nome: ")</text:p>
      <text:p text:style-name="P8">Leia (n)</text:p>
      <text:p text:style-name="P8">Escreva ("Sobrenome: ")</text:p>
      <text:p text:style-name="P8">Leia (s)</text:p>
      <text:p text:style-name="P8">c &lt;- (n+" "+s)</text:p>
      <text:p text:style-name="P8">Escreva ("Bem vindo(a) ",c)</text:p>
      <text:p text:style-name="P3">fimalgoritmo</text:p>
      <text:p text:style-name="P3"/>
      <text:p text:style-name="P3">4. Faça um algoritmo que: a. Leia um número inteiro; - b. Leia um segundo número inteiro; - <text:s/>c. Efetue a adição dos dois valores; - d. Apresente o valor calculado.</text:p>
      <text:p text:style-name="P9"><text:span text:style-name="T1">algoritmo</text:span> <text:span text:style-name="T2">"Soma"</text:span></text:p>
      <text:p text:style-name="P9"><text:span text:style-name="T1">var</text:span></text:p>
      <text:p text:style-name="P9"><text:s/>x, y, s : inteiro</text:p>
      <text:p text:style-name="P4">inicio</text:p>
      <text:p text:style-name="P9"><text:s/>Escreva ("1º número: ")</text:p>
      <text:p text:style-name="P9"><text:s/>Leia (x)</text:p>
      <text:p text:style-name="P9"><text:s/>Escreva ("2º número: ")</text:p>
      <text:p text:style-name="P9"><text:s/>Leia (y)</text:p>
      <text:p text:style-name="P9"><text:s/>s &lt;- x+y</text:p>
      <text:p text:style-name="P9"><text:s/>Escreva (x," +",y," =",s)</text:p>
      <text:p text:style-name="P4">fimalgoritmo</text:p>
      <text:p text:style-name="P4"/>
      <text:p text:style-name="P4"/>
      <text:p text:style-name="P4"><text:soft-page-break/>5. Faça um algoritmo que: a. Obtenha o valor para a variável HT (horas trabalhadas no mês); b. Obtenha o valor para a variável VH (valor hora trabalhada): c. Obtenha o valor para a variável PD (percentual de desconto); d. Calcule o salário bruto =&gt; SB = HT * VH; e. Calcule o total de desconto =&gt; TD = (PD/100)*SB; f. Calcule o salário líquido =&gt; SL = SB – TD; g. Apresente os valores de: Horas trabalhadas, Salário Bruto, Desconto, Salário Liquido.</text:p>
      <text:p text:style-name="P10"><text:span text:style-name="T1">algoritmo </text:span><text:span text:style-name="T2">"SalárioLíquido"</text:span></text:p>
      <text:p text:style-name="P5">var</text:p>
      <text:p text:style-name="P10"><text:s text:c="4"/>HT, PD : inteiro</text:p>
      <text:p text:style-name="P10"><text:s text:c="4"/>TD,VH, SB, SL: real</text:p>
      <text:p text:style-name="P5">inicio</text:p>
      <text:p text:style-name="P10">Escreva ("Horas Trabalhadas [mês]: ")</text:p>
      <text:p text:style-name="P10">Leia (HT)</text:p>
      <text:p text:style-name="P10">Escreva ("Valor da Hora: ")</text:p>
      <text:p text:style-name="P10">Leia (VH)</text:p>
      <text:p text:style-name="P10">Escreva ("Percentual de Desconto: ")</text:p>
      <text:p text:style-name="P10">Leia (PD)</text:p>
      <text:p text:style-name="P10">SB&lt;- HT*VH</text:p>
      <text:p text:style-name="P10">Escreval ("Salário Bruto R$",SB)</text:p>
      <text:p text:style-name="P10">TD &lt;- (PD/100)*SB</text:p>
      <text:p text:style-name="P10">Escreval ("Total de Desconto: ",TD)</text:p>
      <text:p text:style-name="P10">SL &lt;- SB - TD</text:p>
      <text:p text:style-name="P10">Escreval ("Salário Líquido R$",SL)</text:p>
      <text:p text:style-name="P10">Escreval ("-------------------------")</text:p>
      <text:p text:style-name="P10">Escreval ("-------- EXTRATO --------")</text:p>
      <text:p text:style-name="P10">Escreval ("-------------------------")</text:p>
      <text:p text:style-name="P10">Escreval ("Horas trabalhadas:",HT)</text:p>
      <text:p text:style-name="P10">Escreval ("Salário Bruto R$",SB)</text:p>
      <text:p text:style-name="P10">Escreval ("Desconto: ",PD,"%")</text:p>
      <text:p text:style-name="P10">Escreva ("Salário Liquido R$",SL)</text:p>
      <text:p text:style-name="P5">fimalgoritmo</text:p>
      <text:p text:style-name="P5"><text:soft-page-break/><text:span text:style-name="T5">6</text:span>. Faça um algoritmo que leia a velocidade de um veículo em km/h e calcule e imprima a velocidade em m/s (metros por segundo).</text:p>
      <text:p text:style-name="P11"><text:span text:style-name="T1">algoritmo</text:span><text:span text:style-name="T2"> "Km-&gt;Ms"</text:span></text:p>
      <text:p text:style-name="P6">var</text:p>
      <text:p text:style-name="P11"><text:s text:c="2"/>Km: inteiro</text:p>
      <text:p text:style-name="P11"><text:s text:c="2"/>Ms: real</text:p>
      <text:p text:style-name="P6">inicio</text:p>
      <text:p text:style-name="P11">Escreva ("Velocidade Veículo Km/h: ")</text:p>
      <text:p text:style-name="P11">Leia(Km)</text:p>
      <text:p text:style-name="P11">Ms &lt;- Km/3.6</text:p>
      <text:p text:style-name="P11">Escreva ("Convertido:",Ms," Ms")</text:p>
      <text:p text:style-name="P6">fim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4:54:15.833857482</meta:creation-date>
    <dc:date>2020-03-24T16:43:28.124641622</dc:date>
    <meta:editing-duration>PT37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451" meta:character-count="2639" meta:non-whitespace-character-count="2254"/>
  </office:meta>
</office:document-meta>
</file>